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swiss"/>
    <style:font-face style:name="Monospace" svg:font-family="Monospace"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Liberation Sans', 'DejaVu Sans', sans-serif" style:font-family-generic="swiss" style:font-pitch="variable"/>
    <style:font-face style:name="Arial2" svg:font-family="Arial, 'Liberation Sans', 'DejaVu Sans', sans-serif10" style:font-family-generic="swiss" style:font-pitch="variable"/>
    <style:font-face style:name="Bitstream Vera Sans" svg:font-family="'Bitstream Vera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0pt" fo:language="en" fo:country="US" officeooo:rsid="001df9df" officeooo:paragraph-rsid="00439c0e" style:font-size-asian="10pt" style:font-size-complex="10pt"/>
    </style:style>
    <style:style style:name="P2" style:family="paragraph" style:parent-style-name="Standard">
      <style:text-properties fo:language="en" fo:country="US" officeooo:rsid="001c54ea" officeooo:paragraph-rsid="001c54ea"/>
    </style:style>
    <style:style style:name="P3" style:family="paragraph" style:parent-style-name="Standard">
      <style:text-properties fo:language="en" fo:country="US" officeooo:rsid="001df9df" officeooo:paragraph-rsid="001df9df"/>
    </style:style>
    <style:style style:name="P4" style:family="paragraph" style:parent-style-name="Standard">
      <style:text-properties fo:language="en" fo:country="US" officeooo:paragraph-rsid="007c89c6"/>
    </style:style>
    <style:style style:name="P5" style:family="paragraph" style:parent-style-name="Standard">
      <style:text-properties style:font-name="Arial1" fo:font-size="11pt" fo:language="en" fo:country="US" officeooo:rsid="001c54ea" officeooo:paragraph-rsid="001c54ea" style:font-size-asian="11pt" style:font-size-complex="11pt"/>
    </style:style>
    <style:style style:name="P6" style:family="paragraph" style:parent-style-name="Standard">
      <style:text-properties style:font-name="Arial1" fo:font-size="11pt" fo:language="en" fo:country="US" officeooo:rsid="001db7a8" officeooo:paragraph-rsid="001db7a8" style:font-size-asian="11pt" style:font-size-complex="11pt"/>
    </style:style>
    <style:style style:name="P7" style:family="paragraph" style:parent-style-name="Standard">
      <style:text-properties style:font-name="Arial1" fo:font-size="11pt" fo:language="en" fo:country="US" officeooo:rsid="00419f5e" officeooo:paragraph-rsid="001df9df" style:font-size-asian="11pt" style:font-size-complex="11pt"/>
    </style:style>
    <style:style style:name="P8" style:family="paragraph" style:parent-style-name="Standard">
      <style:paragraph-properties fo:text-align="start" style:justify-single-word="false"/>
      <style:text-properties style:font-name="Arial1" fo:font-size="11pt" fo:language="en" fo:country="US" officeooo:rsid="0044b30d" officeooo:paragraph-rsid="0045d19f" style:font-size-asian="11pt" style:font-size-complex="11pt"/>
    </style:style>
    <style:style style:name="P9" style:family="paragraph" style:parent-style-name="Standard">
      <style:text-properties style:font-name="Arial1" fo:font-size="11pt" fo:language="en" fo:country="US" officeooo:paragraph-rsid="003599a7" style:font-size-asian="11pt" style:font-size-complex="11pt"/>
    </style:style>
    <style:style style:name="P10" style:family="paragraph" style:parent-style-name="Standard">
      <style:text-properties style:font-name="Arial1" fo:font-size="11pt" fo:language="en" fo:country="US" officeooo:rsid="0081eb15" officeooo:paragraph-rsid="00419f5e" style:font-size-asian="11pt" style:font-size-complex="11pt"/>
    </style:style>
    <style:style style:name="P11" style:family="paragraph" style:parent-style-name="Standard">
      <style:text-properties style:font-name="Arial1" fo:font-size="11pt" fo:language="en" fo:country="US" officeooo:rsid="00b90ee1" officeooo:paragraph-rsid="00b90ee1" style:font-size-asian="11pt" style:font-size-complex="11pt"/>
    </style:style>
    <style:style style:name="P12" style:family="paragraph" style:parent-style-name="Standard">
      <style:text-properties style:font-name="Arial1" fo:font-size="11pt" fo:language="en" fo:country="US" officeooo:rsid="00b90ee1" officeooo:paragraph-rsid="00bc10f7" style:font-size-asian="11pt" style:font-size-complex="11pt"/>
    </style:style>
    <style:style style:name="P13" style:family="paragraph" style:parent-style-name="Standard">
      <style:text-properties style:font-name="Arial1" fo:font-size="11pt" fo:language="en" fo:country="US" officeooo:rsid="00caff86" officeooo:paragraph-rsid="00caff86" style:font-size-asian="11pt" style:font-size-complex="11pt"/>
    </style:style>
    <style:style style:name="P14" style:family="paragraph" style:parent-style-name="Standard">
      <style:paragraph-properties fo:text-align="center" style:justify-single-word="false"/>
      <style:text-properties style:font-name="Arial1" fo:font-size="14pt" fo:language="en" fo:country="US" fo:font-weight="bold" officeooo:rsid="001c54ea" officeooo:paragraph-rsid="001c54ea" style:font-size-asian="14pt" style:font-weight-asian="bold" style:font-size-complex="14pt" style:font-weight-complex="bold"/>
    </style:style>
    <style:style style:name="P15" style:family="paragraph" style:parent-style-name="Standard">
      <style:text-properties style:font-name="Arial1" fo:language="en" fo:country="US" officeooo:rsid="001c54ea" officeooo:paragraph-rsid="001c54ea"/>
    </style:style>
    <style:style style:name="P16" style:family="paragraph" style:parent-style-name="Standard">
      <style:text-properties style:font-name="Arial1" fo:language="en" fo:country="US" fo:font-weight="bold" officeooo:rsid="001df9df" officeooo:paragraph-rsid="001df9df" style:font-weight-asian="bold" style:font-weight-complex="bold"/>
    </style:style>
    <style:style style:name="P17" style:family="paragraph" style:parent-style-name="Standard">
      <style:paragraph-properties fo:text-align="center" style:justify-single-word="false"/>
      <style:text-properties style:font-name="Arial1" fo:font-size="10pt" fo:language="en" fo:country="US" officeooo:rsid="001df9df" officeooo:paragraph-rsid="00439c0e" style:font-size-asian="10pt" style:font-size-complex="10pt"/>
    </style:style>
    <style:style style:name="P18" style:family="paragraph" style:parent-style-name="Standard">
      <style:paragraph-properties fo:text-align="center" style:justify-single-word="false"/>
      <style:text-properties style:font-name="Arial1" fo:font-size="10pt" fo:language="en" fo:country="US" officeooo:rsid="001df9df" officeooo:paragraph-rsid="007922fa" style:font-size-asian="10pt" style:font-size-complex="10pt"/>
    </style:style>
    <style:style style:name="P19" style:family="paragraph" style:parent-style-name="Standard">
      <style:paragraph-properties fo:text-align="center" style:justify-single-word="false"/>
      <style:text-properties style:font-name="Arial1" fo:font-size="10pt" fo:language="en" fo:country="US" fo:font-weight="normal" officeooo:rsid="00a0d511" officeooo:paragraph-rsid="00b2557d"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Arial1" fo:font-size="10pt" fo:language="en" fo:country="US" fo:font-weight="normal" officeooo:rsid="00acb5bb" officeooo:paragraph-rsid="00b0d4fb"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Arial1" fo:font-size="10pt" fo:language="en" fo:country="US" fo:font-weight="normal" officeooo:rsid="00acb5bb" officeooo:paragraph-rsid="00b0d4fb" style:font-size-asian="10pt" style:font-weight-asian="normal" style:font-size-complex="10pt" style:font-weight-complex="normal"/>
    </style:style>
    <style:style style:name="P22" style:family="paragraph" style:parent-style-name="Standard">
      <style:paragraph-properties fo:margin-left="1.251cm" fo:margin-right="0cm" fo:text-indent="0cm" style:auto-text-indent="false"/>
      <style:text-properties style:font-name="Bitstream Vera Sans" fo:font-size="9pt" fo:language="en" fo:country="US" officeooo:rsid="001ed136" officeooo:paragraph-rsid="007c89c6" style:font-size-asian="9pt" style:font-size-complex="9pt"/>
    </style:style>
    <style:style style:name="P23" style:family="paragraph" style:parent-style-name="Standard">
      <style:paragraph-properties fo:margin-left="1.251cm" fo:margin-right="0cm" fo:text-indent="0cm" style:auto-text-indent="false"/>
      <style:text-properties style:font-name="Bitstream Vera Sans" fo:font-size="9pt" fo:language="en" fo:country="US" officeooo:rsid="001ed136" officeooo:paragraph-rsid="00ab7e3a" style:font-size-asian="9pt" style:font-size-complex="9pt"/>
    </style:style>
    <style:style style:name="P24" style:family="paragraph" style:parent-style-name="Standard">
      <style:paragraph-properties fo:margin-left="1.251cm" fo:margin-right="0cm" fo:text-indent="0cm" style:auto-text-indent="false"/>
      <style:text-properties style:font-name="Bitstream Vera Sans" fo:font-size="9pt" fo:language="en" fo:country="US" officeooo:rsid="001ed136" officeooo:paragraph-rsid="00af7171" style:font-size-asian="9pt" style:font-size-complex="9pt"/>
    </style:style>
    <style:style style:name="P25" style:family="paragraph" style:parent-style-name="Standard">
      <style:paragraph-properties fo:margin-left="1.251cm" fo:margin-right="0cm" fo:text-indent="0cm" style:auto-text-indent="false"/>
      <style:text-properties style:font-name="Bitstream Vera Sans" fo:font-size="9pt" fo:language="en" fo:country="US" officeooo:rsid="001ed136" officeooo:paragraph-rsid="00b2557d" style:font-size-asian="9pt" style:font-size-complex="9pt"/>
    </style:style>
    <style:style style:name="P26" style:family="paragraph" style:parent-style-name="Standard">
      <style:paragraph-properties fo:margin-left="1.251cm" fo:margin-right="0cm" fo:text-indent="0cm" style:auto-text-indent="false"/>
      <style:text-properties style:font-name="Bitstream Vera Sans" fo:font-size="9pt" fo:language="en" fo:country="US" officeooo:rsid="001ed136" officeooo:paragraph-rsid="00b55f1a" style:font-size-asian="9pt" style:font-size-complex="9pt"/>
    </style:style>
    <style:style style:name="P27" style:family="paragraph" style:parent-style-name="Standard">
      <style:paragraph-properties fo:margin-left="1.251cm" fo:margin-right="0cm" fo:text-indent="0cm" style:auto-text-indent="false"/>
      <style:text-properties style:font-name="Bitstream Vera Sans" fo:font-size="9pt" fo:language="en" fo:country="US" officeooo:rsid="001ed136" officeooo:paragraph-rsid="00b90ee1" style:font-size-asian="9pt" style:font-size-complex="9pt"/>
    </style:style>
    <style:style style:name="P28" style:family="paragraph" style:parent-style-name="Standard">
      <style:paragraph-properties fo:margin-left="1.251cm" fo:margin-right="0cm" fo:text-indent="0cm" style:auto-text-indent="false"/>
      <style:text-properties style:font-name="Bitstream Vera Sans" fo:font-size="9pt" fo:language="en" fo:country="US" officeooo:rsid="001ed136" officeooo:paragraph-rsid="00bc10f7" style:font-size-asian="9pt" style:font-size-complex="9pt"/>
    </style:style>
    <style:style style:name="P29" style:family="paragraph" style:parent-style-name="Standard">
      <style:paragraph-properties fo:margin-left="1.251cm" fo:margin-right="0cm" fo:text-indent="0cm" style:auto-text-indent="false"/>
      <style:text-properties style:font-name="Bitstream Vera Sans" fo:font-size="9pt" fo:language="en" fo:country="US" officeooo:rsid="007e6e18" officeooo:paragraph-rsid="007e6e18" style:font-size-asian="9pt" style:font-size-complex="9pt"/>
    </style:style>
    <style:style style:name="P30" style:family="paragraph" style:parent-style-name="Standard">
      <style:paragraph-properties fo:margin-left="1.251cm" fo:margin-right="0cm" fo:text-indent="0cm" style:auto-text-indent="false"/>
      <style:text-properties style:font-name="Bitstream Vera Sans" fo:font-size="9pt" officeooo:rsid="003ac27c" officeooo:paragraph-rsid="001df9df" style:font-size-asian="9pt" style:font-size-complex="9pt"/>
    </style:style>
    <style:style style:name="P31" style:family="paragraph" style:parent-style-name="Standard">
      <style:paragraph-properties fo:margin-left="1.251cm" fo:margin-right="0cm" fo:text-indent="0cm" style:auto-text-indent="false"/>
      <style:text-properties style:font-name="Bitstream Vera Sans" fo:font-size="9pt" officeooo:rsid="0045d19f" officeooo:paragraph-rsid="0045d19f" style:font-size-asian="9pt" style:font-size-complex="9pt"/>
    </style:style>
    <style:style style:name="P32" style:family="paragraph" style:parent-style-name="Standard">
      <style:paragraph-properties fo:margin-left="1.251cm" fo:margin-right="0cm" fo:text-indent="0cm" style:auto-text-indent="false"/>
      <style:text-properties style:font-name="Bitstream Vera Sans" fo:font-size="9pt" officeooo:rsid="00a36d6a" officeooo:paragraph-rsid="00a36d6a" style:font-size-asian="9pt" style:font-size-complex="9pt"/>
    </style:style>
    <style:style style:name="P33" style:family="paragraph" style:parent-style-name="Standard">
      <style:paragraph-properties fo:margin-left="1.251cm" fo:margin-right="0cm" fo:text-indent="0cm" style:auto-text-indent="false"/>
      <style:text-properties style:font-name="Bitstream Vera Sans" fo:font-size="9pt" officeooo:rsid="00c345d6" officeooo:paragraph-rsid="00c345d6" style:font-size-asian="9pt" style:font-size-complex="9pt"/>
    </style:style>
    <style:style style:name="P34" style:family="paragraph" style:parent-style-name="Standard">
      <style:paragraph-properties fo:margin-left="1.251cm" fo:margin-right="0cm" fo:text-indent="0cm" style:auto-text-indent="false"/>
      <style:text-properties fo:color="#000000" style:font-name="lucidatypewriter" fo:font-size="9pt" officeooo:rsid="00ad2976" officeooo:paragraph-rsid="00ad2976" style:font-name-asian="lucidatypewriter" style:font-size-asian="9pt" style:font-name-complex="lucidatypewriter" style:font-size-complex="9pt"/>
    </style:style>
    <style:style style:name="P35" style:family="paragraph" style:parent-style-name="Standard">
      <style:paragraph-properties fo:margin-left="1.251cm" fo:margin-right="0cm" fo:text-indent="0cm" style:auto-text-indent="false"/>
      <style:text-properties fo:color="#000000" style:font-name="lucidatypewriter" fo:font-size="9pt" officeooo:rsid="00af9789" officeooo:paragraph-rsid="00af9789" style:font-name-asian="lucidatypewriter" style:font-size-asian="9pt" style:font-name-complex="lucidatypewriter" style:font-size-complex="9pt"/>
    </style:style>
    <style:style style:name="P36" style:family="paragraph" style:parent-style-name="Standard">
      <style:paragraph-properties fo:margin-left="1.251cm" fo:margin-right="0cm" fo:text-indent="0cm" style:auto-text-indent="false"/>
      <style:text-properties fo:color="#000000" style:font-name="lucidatypewriter" fo:font-size="9pt" officeooo:rsid="00b3c174" officeooo:paragraph-rsid="00b3c174" style:font-name-asian="lucidatypewriter" style:font-size-asian="9pt" style:font-name-complex="lucidatypewriter" style:font-size-complex="9pt"/>
    </style:style>
    <style:style style:name="P37" style:family="paragraph" style:parent-style-name="Standard">
      <style:paragraph-properties fo:margin-left="1.251cm" fo:margin-right="0cm" fo:text-indent="0cm" style:auto-text-indent="false"/>
      <style:text-properties fo:color="#000000" style:font-name="lucidatypewriter" fo:font-size="9pt" officeooo:rsid="00b3c174" officeooo:paragraph-rsid="00b55f1a" style:font-name-asian="lucidatypewriter" style:font-size-asian="9pt" style:font-name-complex="lucidatypewriter" style:font-size-complex="9pt"/>
    </style:style>
    <style:style style:name="P38" style:family="paragraph" style:parent-style-name="Standard">
      <style:paragraph-properties fo:margin-left="1.251cm" fo:margin-right="0cm" fo:text-indent="0cm" style:auto-text-indent="false"/>
      <style:text-properties fo:color="#000000" style:font-name="lucidatypewriter" fo:font-size="9pt" officeooo:rsid="00b90ee1" officeooo:paragraph-rsid="00b90ee1" style:font-name-asian="lucidatypewriter" style:font-size-asian="9pt" style:font-name-complex="lucidatypewriter" style:font-size-complex="9pt"/>
    </style:style>
    <style:style style:name="P39" style:family="paragraph" style:parent-style-name="Standard">
      <style:paragraph-properties fo:margin-left="1.251cm" fo:margin-right="0cm" fo:text-indent="0cm" style:auto-text-indent="false"/>
      <style:text-properties fo:color="#000000" style:font-name="lucidatypewriter" fo:font-size="9pt" officeooo:rsid="00bc10f7" officeooo:paragraph-rsid="00bc10f7" style:font-name-asian="lucidatypewriter" style:font-size-asian="9pt" style:font-name-complex="lucidatypewriter" style:font-size-complex="9pt"/>
    </style:style>
    <style:style style:name="P40"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Bitstream Vera Sans" fo:font-size="9pt" officeooo:rsid="000e5429" officeooo:paragraph-rsid="0045d19f" style:font-size-asian="9pt" style:font-size-complex="9pt"/>
    </style:style>
    <style:style style:name="P41"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Bitstream Vera Sans" fo:font-size="9pt" officeooo:rsid="000e5429" officeooo:paragraph-rsid="001df9df" style:font-size-asian="9pt" style:font-size-complex="9pt"/>
    </style:style>
    <style:style style:name="P42"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Bitstream Vera Sans" fo:font-size="9pt" fo:language="en" fo:country="US" officeooo:rsid="001ed136" officeooo:paragraph-rsid="00ab7e3a" style:font-size-asian="9pt" style:font-size-complex="9pt"/>
    </style:style>
    <style:style style:name="P43"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Bitstream Vera Sans" fo:font-size="9pt" fo:language="en" fo:country="US" officeooo:rsid="001ed136" officeooo:paragraph-rsid="00af7171" style:font-size-asian="9pt" style:font-size-complex="9pt"/>
    </style:style>
    <style:style style:name="P44"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Bitstream Vera Sans" fo:font-size="9pt" fo:language="en" fo:country="US" officeooo:rsid="001ed136" officeooo:paragraph-rsid="00b2557d" style:font-size-asian="9pt" style:font-size-complex="9pt"/>
    </style:style>
    <style:style style:name="P45"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Bitstream Vera Sans" fo:font-size="9pt" fo:language="en" fo:country="US" officeooo:rsid="001ed136" officeooo:paragraph-rsid="00b55f1a" style:font-size-asian="9pt" style:font-size-complex="9pt"/>
    </style:style>
    <style:style style:name="P46"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Arial1" fo:font-size="11pt" fo:language="en" fo:country="US" officeooo:rsid="00b90ee1" officeooo:paragraph-rsid="00b90ee1" style:font-size-asian="11pt" style:font-size-complex="11pt"/>
    </style:style>
    <style:style style:name="P47" style:family="paragraph" style:parent-style-name="Standard">
      <style:paragraph-properties fo:padding="0.074cm" fo:border-left="none" fo:border-right="none" fo:border-top="none" fo:border-bottom="0.06pt solid #000000" style:join-border="false"/>
      <style:text-properties style:font-name="Arial1" fo:font-size="10pt" fo:language="en" fo:country="US" officeooo:paragraph-rsid="004d54af" style:font-size-asian="10pt" style:font-size-complex="10pt"/>
    </style:style>
    <style:style style:name="P48" style:family="paragraph" style:parent-style-name="Standard">
      <style:paragraph-properties fo:padding="0.074cm" fo:border-left="none" fo:border-right="none" fo:border-top="none" fo:border-bottom="0.06pt solid #000000" style:join-border="false"/>
      <style:text-properties style:font-name="Arial1" fo:font-size="10pt" fo:language="en" fo:country="US" officeooo:paragraph-rsid="007c89c6" style:font-size-asian="10pt" style:font-size-complex="10pt"/>
    </style:style>
    <style:style style:name="P49" style:family="paragraph" style:parent-style-name="Standard">
      <style:paragraph-properties fo:padding="0.074cm" fo:border-left="none" fo:border-right="none" fo:border-top="none" fo:border-bottom="0.06pt solid #000000" style:join-border="false"/>
      <style:text-properties fo:language="en" fo:country="US" officeooo:paragraph-rsid="001df9df"/>
    </style:style>
    <style:style style:name="P50" style:family="paragraph" style:parent-style-name="Standard">
      <style:paragraph-properties fo:padding="0.074cm" fo:border-left="none" fo:border-right="none" fo:border-top="none" fo:border-bottom="0.06pt solid #000000" style:join-border="false"/>
      <style:text-properties officeooo:paragraph-rsid="00af7171"/>
    </style:style>
    <style:style style:name="P51" style:family="paragraph" style:parent-style-name="Standard">
      <style:paragraph-properties fo:padding="0.074cm" fo:border-left="none" fo:border-right="none" fo:border-top="none" fo:border-bottom="0.06pt solid #000000" style:join-border="false"/>
      <style:text-properties officeooo:paragraph-rsid="00b2557d"/>
    </style:style>
    <style:style style:name="P52" style:family="paragraph" style:parent-style-name="Standard">
      <style:paragraph-properties fo:padding="0.074cm" fo:border-left="none" fo:border-right="none" fo:border-top="none" fo:border-bottom="0.06pt solid #000000" style:join-border="false"/>
      <style:text-properties officeooo:paragraph-rsid="00b55f1a"/>
    </style:style>
    <style:style style:name="P53" style:family="paragraph" style:parent-style-name="Standard">
      <style:paragraph-properties fo:padding="0.074cm" fo:border-left="none" fo:border-right="none" fo:border-top="none" fo:border-bottom="0.06pt solid #000000" style:join-border="false"/>
      <style:text-properties officeooo:paragraph-rsid="00b90ee1"/>
    </style:style>
    <style:style style:name="P54" style:family="paragraph" style:parent-style-name="Standard">
      <style:paragraph-properties fo:padding="0.074cm" fo:border-left="none" fo:border-right="none" fo:border-top="none" fo:border-bottom="0.06pt solid #000000" style:join-border="false"/>
      <style:text-properties officeooo:paragraph-rsid="00bc10f7"/>
    </style:style>
    <style:style style:name="P55" style:family="paragraph" style:parent-style-name="Standard">
      <style:paragraph-properties fo:margin-top="0.199cm" fo:margin-bottom="0cm" style:contextual-spacing="false" fo:text-align="center" style:justify-single-word="false">
        <style:tab-stops/>
      </style:paragraph-properties>
      <style:text-properties style:font-name="Arial1" fo:font-size="10pt" fo:language="en" fo:country="US" fo:font-weight="normal" officeooo:rsid="00a0d511" officeooo:paragraph-rsid="00b2557d" style:font-size-asian="10pt" style:font-weight-asian="normal" style:font-size-complex="10pt" style:font-weight-complex="normal"/>
    </style:style>
    <style:style style:name="P56" style:family="paragraph" style:parent-style-name="Standard">
      <style:paragraph-properties fo:margin-top="0.199cm" fo:margin-bottom="0cm" style:contextual-spacing="false" fo:text-align="center" style:justify-single-word="false">
        <style:tab-stops/>
      </style:paragraph-properties>
      <style:text-properties style:font-name="Arial1" fo:font-size="10pt" fo:language="en" fo:country="US" fo:font-weight="normal" officeooo:rsid="00a0d511" officeooo:paragraph-rsid="00b676d3" style:font-size-asian="10pt" style:font-weight-asian="normal" style:font-size-complex="10pt" style:font-weight-complex="normal"/>
    </style:style>
    <style:style style:name="P57" style:family="paragraph" style:parent-style-name="Standard">
      <style:paragraph-properties fo:margin-top="0.199cm" fo:margin-bottom="0cm" style:contextual-spacing="false" fo:text-align="start" style:justify-single-word="false">
        <style:tab-stops/>
      </style:paragraph-properties>
      <style:text-properties style:font-name="Arial1" fo:font-size="11pt" fo:language="en" fo:country="US" officeooo:rsid="00b90ee1" officeooo:paragraph-rsid="00baabe8" style:font-size-asian="11pt" style:font-size-complex="11pt"/>
    </style:style>
    <style:style style:name="P58" style:family="paragraph" style:parent-style-name="Standard">
      <style:paragraph-properties fo:margin-top="0.199cm" fo:margin-bottom="0cm" style:contextual-spacing="false" fo:text-align="center" style:justify-single-word="false">
        <style:tab-stops/>
      </style:paragraph-properties>
      <style:text-properties style:font-name="Arial1" fo:font-size="11pt" fo:language="en" fo:country="US" fo:font-weight="bold" officeooo:rsid="00af7171" officeooo:paragraph-rsid="00af7171" style:font-size-asian="11pt" style:font-weight-asian="bold" style:font-size-complex="11pt" style:font-weight-complex="bold"/>
    </style:style>
    <style:style style:name="P59" style:family="paragraph" style:parent-style-name="Standard">
      <style:paragraph-properties fo:margin-top="0.199cm" fo:margin-bottom="0cm" style:contextual-spacing="false" fo:text-align="start" style:justify-single-word="false">
        <style:tab-stops/>
      </style:paragraph-properties>
      <style:text-properties style:font-name="Arial1" fo:font-size="11pt" fo:language="en" fo:country="US" fo:font-weight="bold" officeooo:rsid="00af7171" officeooo:paragraph-rsid="00b2557d" style:font-size-asian="11pt" style:font-weight-asian="bold" style:font-size-complex="11pt" style:font-weight-complex="bold"/>
    </style:style>
    <style:style style:name="P60" style:family="paragraph" style:parent-style-name="Standard">
      <style:paragraph-properties fo:margin-top="0.199cm" fo:margin-bottom="0cm" style:contextual-spacing="false" fo:text-align="center" style:justify-single-word="false">
        <style:tab-stops/>
      </style:paragraph-properties>
      <style:text-properties style:font-name="Arial1" fo:font-size="11pt" fo:language="en" fo:country="US" fo:font-weight="normal" officeooo:rsid="00b90ee1" officeooo:paragraph-rsid="00baabe8" style:font-size-asian="11pt" style:font-weight-asian="normal" style:font-size-complex="11pt" style:font-weight-complex="normal"/>
    </style:style>
    <style:style style:name="P61" style:family="paragraph" style:parent-style-name="Standard">
      <style:paragraph-properties fo:margin-top="0.199cm" fo:margin-bottom="0cm" style:contextual-spacing="false" fo:text-align="center" style:justify-single-word="false">
        <style:tab-stops/>
      </style:paragraph-properties>
      <style:text-properties style:font-name="Arial1" fo:font-size="11pt" fo:language="en" fo:country="US" fo:font-weight="normal" officeooo:rsid="00b2557d" officeooo:paragraph-rsid="00baabe8" style:font-size-asian="11pt" style:font-weight-asian="normal" style:font-size-complex="11pt" style:font-weight-complex="normal"/>
    </style:style>
    <style:style style:name="P62" style:family="paragraph" style:parent-style-name="Standard">
      <style:paragraph-properties fo:margin-top="0.199cm" fo:margin-bottom="0cm" style:contextual-spacing="false">
        <style:tab-stops/>
      </style:paragraph-properties>
      <style:text-properties officeooo:paragraph-rsid="00af58a8"/>
    </style:style>
    <style:style style:name="P63" style:family="paragraph" style:parent-style-name="Standard">
      <style:paragraph-properties fo:margin-top="0.199cm" fo:margin-bottom="0cm" style:contextual-spacing="false" fo:text-align="center" style:justify-single-word="false">
        <style:tab-stops/>
      </style:paragraph-properties>
      <style:text-properties officeooo:paragraph-rsid="00baabe8"/>
    </style:style>
    <style:style style:name="P64" style:family="paragraph" style:parent-style-name="Standard">
      <style:text-properties style:font-name="Arial1" fo:language="en" fo:country="US" officeooo:rsid="001c54ea" officeooo:paragraph-rsid="00cc6b97"/>
    </style:style>
    <style:style style:name="P65" style:family="paragraph" style:parent-style-name="Standard">
      <style:text-properties style:font-name="Arial1" fo:font-size="11pt" fo:language="en" fo:country="US" officeooo:rsid="009d5d3b" officeooo:paragraph-rsid="00cc6b97" style:font-size-asian="11pt" style:font-size-complex="11pt"/>
    </style:style>
    <style:style style:name="P66" style:family="paragraph" style:parent-style-name="Standard">
      <style:text-properties style:font-name="Arial1" fo:font-size="11pt" fo:language="en" fo:country="US" officeooo:rsid="009d5d3b" officeooo:paragraph-rsid="00cd73e8" style:font-size-asian="11pt" style:font-size-complex="11pt"/>
    </style:style>
    <style:style style:name="P67" style:family="paragraph" style:parent-style-name="Standard">
      <style:text-properties style:font-name="Arial1" fo:font-size="11pt" fo:language="en" fo:country="US" officeooo:rsid="009d5d3b" officeooo:paragraph-rsid="00cf0772" style:font-size-asian="11pt" style:font-size-complex="11pt"/>
    </style:style>
    <style:style style:name="P68" style:family="paragraph" style:parent-style-name="Standard">
      <style:text-properties style:font-name="Arial1" fo:font-size="11pt" fo:language="en" fo:country="US" officeooo:rsid="009d5d3b" officeooo:paragraph-rsid="00d1fc50" style:font-size-asian="11pt" style:font-size-complex="11pt"/>
    </style:style>
    <style:style style:name="P69" style:family="paragraph" style:parent-style-name="Standard">
      <style:text-properties style:font-name="Arial1" fo:font-size="11pt" fo:language="en" fo:country="US" officeooo:rsid="009d5d3b" officeooo:paragraph-rsid="00d36d21" style:font-size-asian="11pt" style:font-size-complex="11pt"/>
    </style:style>
    <style:style style:name="P70" style:family="paragraph" style:parent-style-name="Standard">
      <style:text-properties style:font-name="Arial1" fo:font-size="11pt" fo:language="en" fo:country="US" officeooo:rsid="009d5d3b" officeooo:paragraph-rsid="00d6a495" style:font-size-asian="11pt" style:font-size-complex="11pt"/>
    </style:style>
    <style:style style:name="P71" style:family="paragraph" style:parent-style-name="Standard">
      <style:text-properties style:font-name="Arial1" fo:font-size="11pt" fo:language="en" fo:country="US" officeooo:rsid="009d5d3b" officeooo:paragraph-rsid="00dd5ce9" style:font-size-asian="11pt" style:font-size-complex="11pt"/>
    </style:style>
    <style:style style:name="P72" style:family="paragraph" style:parent-style-name="Standard">
      <style:text-properties style:font-name="Arial1" fo:font-size="11pt" fo:language="en" fo:country="US" officeooo:rsid="009d5d3b" officeooo:paragraph-rsid="00e4c146" style:font-size-asian="11pt" style:font-size-complex="11pt"/>
    </style:style>
    <style:style style:name="P73" style:family="paragraph" style:parent-style-name="Standard">
      <style:text-properties style:font-name="Arial1" fo:font-size="11pt" fo:language="en" fo:country="US" officeooo:rsid="0075cc9c" officeooo:paragraph-rsid="00cb4a53" style:font-size-asian="11pt" style:font-size-complex="11pt"/>
    </style:style>
    <style:style style:name="P74" style:family="paragraph" style:parent-style-name="Standard">
      <style:text-properties style:font-name="Arial1" fo:font-size="11pt" fo:language="en" fo:country="US" officeooo:paragraph-rsid="001c54ea" style:font-size-asian="11pt" style:font-size-complex="11pt"/>
    </style:style>
    <style:style style:name="P75" style:family="paragraph" style:parent-style-name="Standard">
      <style:text-properties style:font-name="Arial1" fo:font-size="11pt" fo:language="en" fo:country="US" officeooo:rsid="00b90ee1" officeooo:paragraph-rsid="00419f5e" style:font-size-asian="11pt" style:font-size-complex="11pt"/>
    </style:style>
    <style:style style:name="P76" style:family="paragraph" style:parent-style-name="Standard">
      <style:text-properties style:font-name="Arial1" fo:font-size="11pt" fo:language="en" fo:country="US" officeooo:paragraph-rsid="00e4f249" style:font-size-asian="11pt" style:font-size-complex="11pt"/>
    </style:style>
    <style:style style:name="P77" style:family="paragraph" style:parent-style-name="Standard">
      <style:text-properties style:font-name="Arial1" fo:font-size="11pt" fo:language="en" fo:country="US" officeooo:rsid="001c54ea" officeooo:paragraph-rsid="00e6aa5a" style:font-size-asian="11pt" style:font-size-complex="11pt"/>
    </style:style>
    <style:style style:name="P78" style:family="paragraph" style:parent-style-name="Standard">
      <style:text-properties style:font-name="Arial1" fo:font-size="11pt" fo:language="en" fo:country="US" officeooo:paragraph-rsid="00e6aa5a" style:font-size-asian="11pt" style:font-size-complex="11pt"/>
    </style:style>
    <style:style style:name="P79" style:family="paragraph" style:parent-style-name="Standard">
      <style:text-properties style:font-name="Arial1" fo:font-size="11pt" fo:language="en" fo:country="US" fo:font-weight="bold" officeooo:rsid="009d5d3b" officeooo:paragraph-rsid="00cf0772" style:font-size-asian="11pt" style:font-weight-asian="bold" style:font-size-complex="11pt" style:font-weight-complex="bold"/>
    </style:style>
    <style:style style:name="P80" style:family="paragraph" style:parent-style-name="Standard">
      <style:text-properties style:font-name="Arial1" fo:font-size="11pt" fo:language="en" fo:country="US" fo:font-weight="bold" officeooo:rsid="001df9df" officeooo:paragraph-rsid="00af58a8" style:font-size-asian="11pt" style:font-weight-asian="bold" style:font-size-complex="11pt" style:font-weight-complex="bold"/>
    </style:style>
    <style:style style:name="P81" style:family="paragraph" style:parent-style-name="Standard">
      <style:text-properties style:font-name="Arial1" fo:font-size="11pt" officeooo:paragraph-rsid="00e379bb" style:font-size-asian="11pt" style:font-size-complex="11pt"/>
    </style:style>
    <style:style style:name="P82" style:family="paragraph" style:parent-style-name="Standard">
      <style:text-properties style:font-name="Arial1" fo:font-size="11pt" officeooo:paragraph-rsid="00e4c146" style:font-size-asian="11pt" style:font-size-complex="11pt"/>
    </style:style>
    <style:style style:name="P83" style:family="paragraph" style:parent-style-name="Standard">
      <style:paragraph-properties fo:text-align="center" style:justify-single-word="false"/>
      <style:text-properties style:font-name="Arial1" fo:font-size="14pt" fo:language="en" fo:country="US" fo:font-weight="bold" officeooo:rsid="009d5d3b" officeooo:paragraph-rsid="00cc6b97" style:font-size-asian="14pt" style:font-weight-asian="bold" style:font-size-complex="14pt" style:font-weight-complex="bold"/>
    </style:style>
    <style:style style:name="P84" style:family="paragraph" style:parent-style-name="Standard">
      <style:paragraph-properties fo:text-align="center" style:justify-single-word="false"/>
      <style:text-properties style:font-name="Arial1" fo:font-size="10pt" fo:language="en" fo:country="US" officeooo:rsid="001df9df" officeooo:paragraph-rsid="00c92296" style:font-size-asian="10pt" style:font-size-complex="10pt"/>
    </style:style>
    <style:style style:name="P85" style:family="paragraph" style:parent-style-name="Standard">
      <style:paragraph-properties fo:text-align="center" style:justify-single-word="false"/>
      <style:text-properties style:font-name="Arial1" fo:font-size="10pt" fo:language="en" fo:country="US" officeooo:rsid="001df9df" officeooo:paragraph-rsid="00d9db19" style:font-size-asian="10pt" style:font-size-complex="10pt"/>
    </style:style>
    <style:style style:name="P86" style:family="paragraph" style:parent-style-name="Standard">
      <style:paragraph-properties fo:text-align="start" style:justify-single-word="false"/>
      <style:text-properties style:font-name="Arial1" officeooo:rsid="003599a7" officeooo:paragraph-rsid="006ddd53"/>
    </style:style>
    <style:style style:name="P87" style:family="paragraph" style:parent-style-name="Standard" style:list-style-name="L4">
      <style:text-properties officeooo:paragraph-rsid="00bc10f7"/>
    </style:style>
    <style:style style:name="P88" style:family="paragraph" style:parent-style-name="Standard">
      <style:text-properties fo:language="en" fo:country="US" officeooo:paragraph-rsid="00419f5e"/>
    </style:style>
    <style:style style:name="P89" style:family="paragraph" style:parent-style-name="Standard">
      <style:text-properties fo:language="en" fo:country="US" officeooo:rsid="001df9df" officeooo:paragraph-rsid="007c89c6"/>
    </style:style>
    <style:style style:name="P90" style:family="paragraph" style:parent-style-name="Standard">
      <style:paragraph-properties fo:text-align="center" style:justify-single-word="false"/>
      <style:text-properties officeooo:paragraph-rsid="00ab7e3a"/>
    </style:style>
    <style:style style:name="P91" style:family="paragraph" style:parent-style-name="Standard" style:list-style-name="L1">
      <style:paragraph-properties fo:break-before="page"/>
      <style:text-properties style:font-name="Arial1" fo:font-weight="bold" officeooo:rsid="001c54ea" officeooo:paragraph-rsid="001c54ea" style:font-weight-asian="bold" style:font-weight-complex="bold"/>
    </style:style>
    <style:style style:name="P92" style:family="paragraph" style:parent-style-name="Standard" style:list-style-name="L3">
      <style:paragraph-properties fo:margin-left="1.251cm" fo:margin-right="0cm" fo:margin-top="0.199cm" fo:margin-bottom="0cm" style:contextual-spacing="false" fo:text-indent="-0.635cm" style:auto-text-indent="false">
        <style:tab-stops/>
      </style:paragraph-properties>
      <style:text-properties officeooo:paragraph-rsid="00419f5e"/>
    </style:style>
    <style:style style:name="P93" style:family="paragraph" style:parent-style-name="Standard" style:list-style-name="L3">
      <style:paragraph-properties fo:margin-top="0.199cm" fo:margin-bottom="0cm" style:contextual-spacing="false">
        <style:tab-stops/>
      </style:paragraph-properties>
      <style:text-properties style:font-name="Arial1" fo:font-size="11pt" fo:language="en" fo:country="US" officeooo:rsid="007b5c7f" officeooo:paragraph-rsid="007b5c7f" style:font-size-asian="11pt" style:font-size-complex="11pt"/>
    </style:style>
    <style:style style:name="P94" style:family="paragraph" style:parent-style-name="Standard">
      <style:paragraph-properties fo:margin-top="0.199cm" fo:margin-bottom="0cm" style:contextual-spacing="false" fo:text-align="center" style:justify-single-word="false">
        <style:tab-stops/>
      </style:paragraph-properties>
      <style:text-properties style:font-name="Arial1" fo:font-size="11pt" fo:language="en" fo:country="US" fo:font-weight="normal" officeooo:rsid="00c18c8f" officeooo:paragraph-rsid="00bdaaae" style:font-size-asian="11pt" style:font-weight-asian="normal" style:font-size-complex="11pt" style:font-weight-complex="normal"/>
    </style:style>
    <style:style style:name="P95" style:family="paragraph" style:parent-style-name="Standard">
      <style:paragraph-properties fo:margin-top="0.199cm" fo:margin-bottom="0cm" style:contextual-spacing="false" fo:text-align="start" style:justify-single-word="false">
        <style:tab-stops/>
      </style:paragraph-properties>
      <style:text-properties style:font-name="Arial1" fo:font-size="11pt" fo:language="en" fo:country="US" fo:font-weight="bold" officeooo:rsid="00af7171" officeooo:paragraph-rsid="00b55f1a" style:font-size-asian="11pt" style:font-weight-asian="bold" style:font-size-complex="11pt" style:font-weight-complex="bold"/>
    </style:style>
    <style:style style:name="P96" style:family="paragraph" style:parent-style-name="Standard" style:list-style-name="L3">
      <style:paragraph-properties fo:margin-top="0.199cm" fo:margin-bottom="0cm" style:contextual-spacing="false">
        <style:tab-stops/>
      </style:paragraph-properties>
      <style:text-properties officeooo:paragraph-rsid="00a61217"/>
    </style:style>
    <style:style style:name="P97" style:family="paragraph" style:parent-style-name="Standard">
      <style:paragraph-properties fo:margin-left="1.251cm" fo:margin-right="0cm" fo:text-indent="0cm" style:auto-text-indent="false"/>
      <style:text-properties fo:color="#000000" style:font-name="lucidatypewriter" fo:font-size="9pt" officeooo:rsid="00ad2976" officeooo:paragraph-rsid="00ad2976" style:font-name-asian="lucidatypewriter" style:font-size-asian="9pt" style:font-name-complex="lucidatypewriter" style:font-size-complex="9pt"/>
    </style:style>
    <style:style style:name="P98" style:family="paragraph" style:parent-style-name="Standard">
      <style:paragraph-properties fo:margin-left="1.251cm" fo:margin-right="0cm" fo:text-indent="0cm" style:auto-text-indent="false"/>
      <style:text-properties fo:color="#000000" style:font-name="lucidatypewriter" fo:font-size="9pt" officeooo:rsid="00af9789" officeooo:paragraph-rsid="00af7171" style:font-name-asian="lucidatypewriter" style:font-size-asian="9pt" style:font-name-complex="lucidatypewriter" style:font-size-complex="9pt"/>
    </style:style>
    <style:style style:name="P99" style:family="paragraph" style:parent-style-name="Standard">
      <style:paragraph-properties fo:margin-left="1.251cm" fo:margin-right="0cm" fo:text-indent="0cm" style:auto-text-indent="false"/>
      <style:text-properties fo:color="#000000" style:font-name="lucidatypewriter" fo:font-size="9pt" officeooo:rsid="00b3c174" officeooo:paragraph-rsid="00b2557d" style:font-name-asian="lucidatypewriter" style:font-size-asian="9pt" style:font-name-complex="lucidatypewriter" style:font-size-complex="9pt"/>
    </style:style>
    <style:style style:name="P100" style:family="paragraph" style:parent-style-name="Standard">
      <style:paragraph-properties fo:margin-left="1.251cm" fo:margin-right="0cm" fo:text-indent="0cm" style:auto-text-indent="false"/>
      <style:text-properties fo:color="#000000" style:font-name="lucidatypewriter" fo:font-size="9pt" officeooo:rsid="00b90ee1" officeooo:paragraph-rsid="00b90ee1" style:font-name-asian="lucidatypewriter" style:font-size-asian="9pt" style:font-name-complex="lucidatypewriter" style:font-size-complex="9pt"/>
    </style:style>
    <style:style style:name="P101" style:family="paragraph" style:parent-style-name="Standard">
      <style:paragraph-properties fo:margin-left="1.251cm" fo:margin-right="0cm" fo:text-indent="0cm" style:auto-text-indent="false"/>
      <style:text-properties fo:color="#000000" style:font-name="lucidatypewriter" fo:font-size="9pt" officeooo:paragraph-rsid="007e6e18" style:font-name-asian="lucidatypewriter" style:font-size-asian="9pt" style:font-name-complex="lucidatypewriter" style:font-size-complex="9pt"/>
    </style:style>
    <style:style style:name="P102" style:family="paragraph" style:parent-style-name="Standard">
      <style:paragraph-properties fo:margin-left="1.251cm" fo:margin-right="0cm" fo:text-indent="0cm" style:auto-text-indent="false"/>
      <style:text-properties fo:color="#000000" style:font-name="lucidatypewriter" fo:font-size="9pt" officeooo:rsid="00bd8ca9" officeooo:paragraph-rsid="00bc10f7" style:font-name-asian="lucidatypewriter" style:font-size-asian="9pt" style:font-name-complex="lucidatypewriter" style:font-size-complex="9pt"/>
    </style:style>
    <style:style style:name="P103" style:family="paragraph" style:parent-style-name="Standard">
      <style:paragraph-properties fo:margin-left="1.251cm" fo:margin-right="0cm" fo:text-indent="0cm" style:auto-text-indent="false"/>
      <style:text-properties style:font-name="Bitstream Vera Sans" fo:font-size="9pt" officeooo:rsid="00a36d6a" officeooo:paragraph-rsid="00a36d6a" style:font-size-asian="9pt" style:font-size-complex="9pt"/>
    </style:style>
    <style:style style:name="P104" style:family="paragraph" style:parent-style-name="Standard">
      <style:paragraph-properties fo:margin-left="1.251cm" fo:margin-right="0cm" fo:text-indent="0cm" style:auto-text-indent="false"/>
      <style:text-properties style:font-name="Bitstream Vera Sans" fo:font-size="9pt" officeooo:rsid="00c345d6" officeooo:paragraph-rsid="00c345d6" style:font-size-asian="9pt" style:font-size-complex="9pt"/>
    </style:style>
    <style:style style:name="P105"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Bitstream Vera Sans" fo:font-size="9pt" fo:language="en" fo:country="US" officeooo:rsid="001ed136" officeooo:paragraph-rsid="007c89c6" style:font-size-asian="9pt" style:font-size-complex="9pt"/>
    </style:style>
    <style:style style:name="P106"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style:font-name="Arial1" fo:font-size="11pt" fo:language="en" fo:country="US" officeooo:rsid="00b90ee1" officeooo:paragraph-rsid="00bc10f7" style:font-size-asian="11pt" style:font-size-complex="11pt"/>
    </style:style>
    <style:style style:name="P107" style:family="paragraph" style:parent-style-name="Standard">
      <style:paragraph-properties fo:padding="0.074cm" fo:border-left="none" fo:border-right="none" fo:border-top="none" fo:border-bottom="0.06pt solid #000000" style:join-border="false"/>
      <style:text-properties fo:language="en" fo:country="US" officeooo:paragraph-rsid="00ab7e3a"/>
    </style:style>
    <style:style style:name="T1" style:family="text">
      <style:text-properties officeooo:rsid="001df9df"/>
    </style:style>
    <style:style style:name="T2" style:family="text">
      <style:text-properties officeooo:rsid="001ed136"/>
    </style:style>
    <style:style style:name="T3" style:family="text">
      <style:text-properties style:font-name="Arial1" fo:font-size="11pt" fo:language="en" fo:country="US" officeooo:rsid="001df9df" style:font-size-asian="11pt" style:font-size-complex="11pt"/>
    </style:style>
    <style:style style:name="T4" style:family="text">
      <style:text-properties style:font-name="Arial1" fo:font-size="11pt" fo:language="en" fo:country="US" officeooo:rsid="00a1966e" style:font-size-asian="11pt" style:font-size-complex="11pt"/>
    </style:style>
    <style:style style:name="T5" style:family="text">
      <style:text-properties style:font-name="Arial1" fo:font-size="11pt" fo:language="en" fo:country="US" officeooo:rsid="003cb884" style:font-size-asian="11pt" style:font-size-complex="11pt"/>
    </style:style>
    <style:style style:name="T6" style:family="text">
      <style:text-properties style:font-name="Arial1" fo:font-size="11pt" fo:language="en" fo:country="US" officeooo:rsid="00bc10f7" style:font-size-asian="11pt" style:font-size-complex="11pt"/>
    </style:style>
    <style:style style:name="T7" style:family="text">
      <style:text-properties style:font-name="Arial1" fo:font-size="11pt" fo:font-weight="bold" officeooo:rsid="001df9df" style:font-size-asian="11pt" style:font-weight-asian="bold" style:font-size-complex="11pt" style:font-weight-complex="bold"/>
    </style:style>
    <style:style style:name="T8" style:family="text">
      <style:text-properties style:font-name="Arial1" fo:font-size="11pt" officeooo:rsid="00a61217" style:font-size-asian="11pt" style:font-size-complex="11pt"/>
    </style:style>
    <style:style style:name="T9" style:family="text">
      <style:text-properties style:font-name="Arial1" fo:font-size="10pt" officeooo:rsid="001df9df" style:font-size-asian="10pt" style:font-size-complex="10pt"/>
    </style:style>
    <style:style style:name="T10" style:family="text">
      <style:text-properties style:font-name="Arial1" fo:font-size="10pt" officeooo:rsid="00ab7e3a" style:font-size-asian="10pt" style:font-size-complex="10pt"/>
    </style:style>
    <style:style style:name="T11" style:family="text">
      <style:text-properties style:font-name="Arial1" fo:font-size="10pt" officeooo:rsid="00acb5bb" style:font-size-asian="10pt" style:font-size-complex="10pt"/>
    </style:style>
    <style:style style:name="T12" style:family="text">
      <style:text-properties style:font-name="Arial1" fo:font-size="10pt" fo:font-style="italic" officeooo:rsid="00acb5bb" style:font-size-asian="10pt" style:font-style-asian="italic" style:font-size-complex="10pt" style:font-style-complex="italic"/>
    </style:style>
    <style:style style:name="T13" style:family="text">
      <style:text-properties style:font-name="Arial1" fo:font-size="10pt" fo:language="en" fo:country="US" officeooo:rsid="001df9df" style:font-size-asian="10pt" style:font-size-complex="10pt"/>
    </style:style>
    <style:style style:name="T14" style:family="text">
      <style:text-properties style:font-name="Arial1" fo:font-size="10pt" fo:language="en" fo:country="US" officeooo:rsid="00af7171" style:font-size-asian="10pt" style:font-size-complex="10pt"/>
    </style:style>
    <style:style style:name="T15" style:family="text">
      <style:text-properties style:font-name="Arial1" fo:font-size="10pt" fo:language="en" fo:country="US" officeooo:rsid="00b2557d" style:font-size-asian="10pt" style:font-size-complex="10pt"/>
    </style:style>
    <style:style style:name="T16" style:family="text">
      <style:text-properties style:font-name="Arial1" fo:font-size="10pt" fo:language="en" fo:country="US" officeooo:rsid="00b55f1a" style:font-size-asian="10pt" style:font-size-complex="10pt"/>
    </style:style>
    <style:style style:name="T17" style:family="text">
      <style:text-properties style:font-name="Arial1" fo:font-size="10pt" fo:language="en" fo:country="US" officeooo:rsid="00bc10f7" style:font-size-asian="10pt" style:font-size-complex="10pt"/>
    </style:style>
    <style:style style:name="T18" style:family="text">
      <style:text-properties style:font-name="Arial1" fo:font-size="10pt" fo:language="en" fo:country="US" fo:font-weight="normal" officeooo:rsid="001df9df" style:font-size-asian="10pt" style:font-weight-asian="normal" style:font-size-complex="10pt" style:font-weight-complex="normal"/>
    </style:style>
    <style:style style:name="T19" style:family="text">
      <style:text-properties style:font-name="Arial1" fo:font-size="10pt" fo:language="en" fo:country="US" fo:font-weight="normal" officeooo:rsid="00b676d3" style:font-size-asian="10pt" style:font-weight-asian="normal" style:font-size-complex="10pt" style:font-weight-complex="normal"/>
    </style:style>
    <style:style style:name="T20" style:family="text">
      <style:text-properties style:font-name="Arial1" fo:font-size="10pt" fo:language="en" fo:country="US" fo:font-weight="normal" officeooo:rsid="00bdaaae" style:font-size-asian="10pt" style:font-weight-asian="normal" style:font-size-complex="10pt" style:font-weight-complex="normal"/>
    </style:style>
    <style:style style:name="T21" style:family="text">
      <style:text-properties fo:font-weight="bold" style:font-weight-asian="bold" style:font-weight-complex="bold"/>
    </style:style>
    <style:style style:name="T22" style:family="text">
      <style:text-properties fo:font-weight="bold" officeooo:rsid="00d36d21" style:font-weight-asian="bold" style:font-weight-complex="bold"/>
    </style:style>
    <style:style style:name="T23" style:family="text">
      <style:text-properties fo:font-weight="bold" officeooo:rsid="00d51af2" style:font-weight-asian="bold" style:font-weight-complex="bold"/>
    </style:style>
    <style:style style:name="T24" style:family="text">
      <style:text-properties fo:font-weight="bold" officeooo:rsid="00d6a495" style:font-weight-asian="bold" style:font-weight-complex="bold"/>
    </style:style>
    <style:style style:name="T25" style:family="text">
      <style:text-properties fo:font-weight="bold" officeooo:rsid="00cc6b97" style:font-weight-asian="bold" style:font-weight-complex="bold"/>
    </style:style>
    <style:style style:name="T26" style:family="text">
      <style:text-properties fo:font-weight="bold" officeooo:rsid="00e379bb" style:font-weight-asian="bold" style:font-weight-complex="bold"/>
    </style:style>
    <style:style style:name="T27" style:family="text">
      <style:text-properties fo:font-weight="bold" officeooo:rsid="00e4c146" style:font-weight-asian="bold" style:font-weight-complex="bold"/>
    </style:style>
    <style:style style:name="T28" style:family="text">
      <style:text-properties fo:font-weight="bold" officeooo:rsid="00ea1eb7" style:font-weight-asian="bold" style:font-weight-complex="bold"/>
    </style:style>
    <style:style style:name="T29" style:family="text">
      <style:text-properties officeooo:rsid="003599a7"/>
    </style:style>
    <style:style style:name="T30" style:family="text">
      <style:text-properties officeooo:rsid="0070e5cc"/>
    </style:style>
    <style:style style:name="T31" style:family="text">
      <style:text-properties officeooo:rsid="0075cc9c"/>
    </style:style>
    <style:style style:name="T32" style:family="text">
      <style:text-properties officeooo:rsid="008ca03a"/>
    </style:style>
    <style:style style:name="T33" style:family="text">
      <style:text-properties officeooo:rsid="009bd4fc"/>
    </style:style>
    <style:style style:name="T34" style:family="text">
      <style:text-properties officeooo:rsid="009d5d3b"/>
    </style:style>
    <style:style style:name="T35" style:family="text">
      <style:text-properties style:font-name="Arial2" fo:font-size="10pt" officeooo:rsid="001df9df" style:font-size-asian="10pt" style:font-size-complex="10pt"/>
    </style:style>
    <style:style style:name="T36" style:family="text">
      <style:text-properties style:font-name="Arial2" fo:font-size="10pt" officeooo:rsid="00ab7e3a" style:font-size-asian="10pt" style:font-size-complex="10pt"/>
    </style:style>
    <style:style style:name="T37" style:family="text">
      <style:text-properties officeooo:rsid="00a61217"/>
    </style:style>
    <style:style style:name="T38" style:family="text">
      <style:text-properties fo:color="#000000" officeooo:rsid="00ad2976" style:font-name-asian="lucidatypewriter" style:font-name-complex="lucidatypewriter"/>
    </style:style>
    <style:style style:name="T39" style:family="text">
      <style:text-properties style:font-name="DejaVu Sans" fo:font-size="11pt" fo:language="en" fo:country="US" officeooo:rsid="00bc10f7" style:font-size-asian="11pt" style:font-size-complex="11pt"/>
    </style:style>
    <style:style style:name="T40" style:family="text">
      <style:text-properties officeooo:rsid="00acb5bb"/>
    </style:style>
    <style:style style:name="T41" style:family="text">
      <style:text-properties officeooo:rsid="00b2557d"/>
    </style:style>
    <style:style style:name="T42" style:family="text">
      <style:text-properties officeooo:rsid="00b676d3"/>
    </style:style>
    <style:style style:name="T43" style:family="text">
      <style:text-properties fo:font-weight="normal" officeooo:rsid="00b2557d" style:font-weight-asian="normal" style:font-weight-complex="normal"/>
    </style:style>
    <style:style style:name="T44" style:family="text">
      <style:text-properties officeooo:rsid="00c18c8f"/>
    </style:style>
    <style:style style:name="T45" style:family="text">
      <style:text-properties officeooo:rsid="00c92296"/>
    </style:style>
    <style:style style:name="T46" style:family="text">
      <style:text-properties style:text-position="sub 58%" officeooo:rsid="00c92296"/>
    </style:style>
    <style:style style:name="T47" style:family="text">
      <style:text-properties officeooo:rsid="00cb4a53"/>
    </style:style>
    <style:style style:name="T48" style:family="text">
      <style:text-properties officeooo:rsid="00cc6b97"/>
    </style:style>
    <style:style style:name="T49" style:family="text">
      <style:text-properties officeooo:rsid="00ccbcad"/>
    </style:style>
    <style:style style:name="T50" style:family="text">
      <style:text-properties officeooo:rsid="00cd73e8"/>
    </style:style>
    <style:style style:name="T51" style:family="text">
      <style:text-properties officeooo:rsid="00cea341"/>
    </style:style>
    <style:style style:name="T52" style:family="text">
      <style:text-properties officeooo:rsid="00cf0772"/>
    </style:style>
    <style:style style:name="T53" style:family="text">
      <style:text-properties officeooo:rsid="00d0a3f7"/>
    </style:style>
    <style:style style:name="T54" style:family="text">
      <style:text-properties officeooo:rsid="00d1fc50"/>
    </style:style>
    <style:style style:name="T55" style:family="text">
      <style:text-properties officeooo:rsid="00d36d21"/>
    </style:style>
    <style:style style:name="T56" style:family="text">
      <style:text-properties fo:font-size="10pt" fo:language="en" fo:country="US" fo:font-weight="bold" officeooo:rsid="00c92296" style:font-size-asian="10pt" style:font-weight-asian="bold" style:font-size-complex="10pt" style:font-weight-complex="bold"/>
    </style:style>
    <style:style style:name="T57" style:family="text">
      <style:text-properties officeooo:rsid="00dd08d6"/>
    </style:style>
    <style:style style:name="T58" style:family="text">
      <style:text-properties officeooo:rsid="00dd5ce9"/>
    </style:style>
    <style:style style:name="T59" style:family="text">
      <style:text-properties officeooo:rsid="00de8161"/>
    </style:style>
    <style:style style:name="T60" style:family="text">
      <style:text-properties fo:color="#642880" style:font-name="Monospace" fo:font-size="8pt" fo:font-weight="bold" officeooo:rsid="00e03f89" style:font-name-asian="Monospace" style:font-size-asian="8pt" style:font-weight-asian="bold" style:font-name-complex="Monospace" style:font-size-complex="8pt" style:font-weight-complex="bold"/>
    </style:style>
    <style:style style:name="T61" style:family="text">
      <style:text-properties fo:language="en" fo:country="US" officeooo:rsid="00de8161"/>
    </style:style>
    <style:style style:name="T62" style:family="text">
      <style:text-properties fo:language="en" fo:country="US" officeooo:rsid="00e03f89"/>
    </style:style>
    <style:style style:name="T63" style:family="text">
      <style:text-properties fo:language="en" fo:country="US" officeooo:rsid="00e08c69"/>
    </style:style>
    <style:style style:name="T64" style:family="text">
      <style:text-properties fo:language="en" fo:country="US" officeooo:rsid="00e1e769"/>
    </style:style>
    <style:style style:name="T65" style:family="text">
      <style:text-properties fo:language="en" fo:country="US" fo:font-weight="bold" officeooo:rsid="00d36d21" style:font-weight-asian="bold" style:font-weight-complex="bold"/>
    </style:style>
    <style:style style:name="T66" style:family="text">
      <style:text-properties fo:language="en" fo:country="US" fo:font-weight="bold" officeooo:rsid="00d6a495" style:font-weight-asian="bold" style:font-weight-complex="bold"/>
    </style:style>
    <style:style style:name="T67" style:family="text">
      <style:text-properties fo:language="en" fo:country="US" fo:font-weight="bold" officeooo:rsid="00e379bb" style:font-weight-asian="bold" style:font-weight-complex="bold"/>
    </style:style>
    <style:style style:name="T68" style:family="text">
      <style:text-properties fo:language="en" fo:country="US" officeooo:rsid="00e4c146"/>
    </style:style>
    <style:style style:name="T69" style:family="text">
      <style:text-properties fo:language="en" fo:country="US" officeooo:rsid="00e4f249"/>
    </style:style>
    <style:style style:name="T70" style:family="text">
      <style:text-properties fo:language="en" fo:country="US" officeooo:rsid="00ebe55e"/>
    </style:style>
    <style:style style:name="T71" style:family="text">
      <style:text-properties officeooo:rsid="00e4f249"/>
    </style:style>
    <style:style style:name="T72" style:family="text">
      <style:text-properties officeooo:rsid="00e6aa5a"/>
    </style:style>
    <style:style style:name="T73" style:family="text">
      <style:text-properties officeooo:rsid="00e849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8">Programming Assignment</text:span> <text:span text:style-name="T34">4</text:span></text:p>
      <text:p text:style-name="P14"/>
      <text:p text:style-name="P83"><text:span text:style-name="T48">Inversion of Control</text:span></text:p>
      <text:p text:style-name="P2"/>
      <text:p text:style-name="P15"/>
      <text:p text:style-name="P64"><text:span text:style-name="T25">Overview</text:span></text:p>
      <text:p text:style-name="P5"/>
      <text:p text:style-name="P65"><text:span text:style-name="T48">The objective of the assignment is to emulate priority inversion and deadlock scenarios using given implementations (very basic and incomplete) of task scheduler and manager for each scenario. Task scheduler and manager are implemented as a part of a main Java function and are designed to simulate a 1-CPU embedded system </text:span><text:span text:style-name="T49">by locking and unlocking a global “CPU mutex”. The scheduler is responsible for “releasing” tasks in the form of independent threads at the specified times. The priority inversion and deadlock scenarios imply the presence of three and two threads respectively. Each thread is blocked by the global CPU mutex and conditional variable until scheduler and manager decide which one should run at a given time based on the thread's priority. The scheduler is driven by the PulseTimer class designed and implemented in the Programming Assignment 2. The timer triggers the scheduler every second during the 30-seconds interval.</text:span></text:p>
      <text:p text:style-name="P66"><text:span text:style-name="T50"/></text:p>
      <text:p text:style-name="P66"><text:span text:style-name="T50">Scenarios mentioned above are simulated by the sequence of actions performed by each thread while competing for locking/unlocking critical sections. Access to critical sections in each scenario are controlled by custom mutexes: </text:span><text:span text:style-name="T51">PiMutex and PcMutex</text:span><text:span text:style-name="T50">. The mutexes were designed and implemented based on priority inheritance and priority ceiling protocols </text:span><text:span text:style-name="T51">respectively, </text:span><text:span text:style-name="T50">and embed the logic responsible for taking lock/unlock decisions based on critical section and/</text:span><text:span text:style-name="T51">or </text:span><text:span text:style-name="T50">thread </text:span><text:span text:style-name="T51">priorities</text:span><text:span text:style-name="T50">.</text:span></text:p>
      <text:p text:style-name="P66"><text:span text:style-name="T50"/></text:p>
      <text:p text:style-name="P79"><text:span text:style-name="T52">Priority Inversion </text:span><text:span text:style-name="T53">and deadlock </text:span><text:span text:style-name="T52">problem</text:span><text:span text:style-name="T53">s</text:span></text:p>
      <text:p text:style-name="P67"><text:span text:style-name="T52"/></text:p>
      <text:p text:style-name="P67"><text:span text:style-name="T52">Priority inversion effect occurs when a high-priority task is waiting for an unacceptably long period of time for an access to a resource (critical section) blocked by a low-priority task.</text:span></text:p>
      <text:p text:style-name="P68"><text:span text:style-name="T54"/></text:p>
      <text:p text:style-name="P68"><text:span text:style-name="T54">Deadlock can be thought of as a special case of nested resource locks, when two or more critical sections are cross-locked by different threads. As opposed to priority inversion scenarios, deadlocks have potentially fatal consequences for the application.</text:span></text:p>
      <text:p text:style-name="P67"><text:span text:style-name="T52"/></text:p>
      <text:p text:style-name="P69"><text:span text:style-name="T55">Two most efficient solutions for priority inversion and deadlock scenarios, among others, are priority inheritance and priority ceiling protocols/algorithms.</text:span></text:p>
      <text:p text:style-name="P69"><text:span text:style-name="T55"/></text:p>
      <text:p text:style-name="P69"><text:span text:style-name="T22">Priority </text:span><text:span text:style-name="T24">i</text:span><text:span text:style-name="T22">nheritance –</text:span><text:span text:style-name="T26"> </text:span><text:span text:style-name="T23">algorithm </text:span><text:span text:style-name="T26">overview</text:span></text:p>
      <text:p text:style-name="P69"><text:span text:style-name="T22"/></text:p>
      <text:p text:style-name="P71"><text:span text:style-name="T55">The algorithm uses dynamic priority adjustment approach to solve the priority inversion problem.</text:span><text:span text:style-name="T57"> When a low-priority task acquires a shared resource, it continues to execute in the critical section at its original priority. However, when a high-priority task attempts to access the same resource, the algorithm rises the priority of the current locking task to that of the high priority. </text:span><text:span text:style-name="T58">Once the resource is released, the </text:span><text:span text:style-name="T57">task </text:span><text:span text:style-name="T58">drops back to </text:span><text:span text:style-name="T57">its original priority level, </text:span><text:span text:style-name="T59">letting </text:span><text:span text:style-name="T58">high</text:span><text:span text:style-name="T59">-</text:span><text:span text:style-name="T58">priority task to get </text:span><text:span text:style-name="T59">control over the resource.</text:span></text:p>
      <text:p text:style-name="P71"><text:span text:style-name="T59"/></text:p>
      <text:p text:style-name="P81"><text:span text:style-name="T65">Priority </text:span><text:span text:style-name="T66">i</text:span><text:span text:style-name="T65">nheritance – </text:span><text:span text:style-name="T67">implementation</text:span></text:p>
      <text:p text:style-name="P81"><text:span text:style-name="T67"/></text:p>
      <text:p text:style-name="P82"><text:span text:style-name="T63">T</text:span><text:span text:style-name="T61">he algorithm was </text:span><text:span text:style-name="T63">implemented</text:span><text:span text:style-name="T61"> with PiMutex class. </text:span><text:span text:style-name="T62">“lock” public method is responsible for “soft-locking” critical section. It is based on the “</text:span><text:span text:style-name="T60">pthread_mutex_trylock</text:span><text:span text:style-name="T62">” that attempts to acquire the ownership of the mutex without blocking the calling thread. This was done on purpose due to the primitive implementation of the scheduler that offers no support for thread statuses (blocked, suspended, pending, etc.). </text:span><text:span text:style-name="T61">PiMutex</text:span><text:span text:style-name="T62"> owns a priority holder variable (csPriority) to keep track of the </text:span><text:soft-page-break/><text:span text:style-name="T62">current critical section priority. </text:span><text:span text:style-name="T63">Its value is updated if it is less than the priority of the </text:span><text:span text:style-name="T62">task attempt</text:span><text:span text:style-name="T63">ing</text:span><text:span text:style-name="T62"> to lock the resource. </text:span><text:span text:style-name="T69">“Donor's” priority is then set to zero to simulate the suspended task without interrupting program execution. </text:span><text:span text:style-name="T63">Priority of the </text:span><text:span text:style-name="T69">CS </text:span><text:span text:style-name="T63">blocking thread is also updated (inherited) to that of higher-priority task. Nevertheless, the class keeps history of new and original priority values, as well as the references to associated priority owners to be able to recover the priorities upon resource release. “</text:span><text:span text:style-name="T70">Suspended” tasks are also “resumed” during the recovery process by reseting their priorities to original values. The recovery logic is implemented with “unlock” function.</text:span></text:p>
      <text:p text:style-name="P82"><text:span text:style-name="T63"/></text:p>
      <text:p text:style-name="P82"><text:span text:style-name="T68">T</text:span><text:span text:style-name="T64">he class </text:span><text:span text:style-name="T70">also </text:span><text:span text:style-name="T64">offers a deadlock-sensing logic, that returns an error code used to report a deadlock scenario and stop program execution.</text:span></text:p>
      <text:p text:style-name="P67"><text:span text:style-name="T52"/></text:p>
      <text:p text:style-name="P67"><text:span text:style-name="T52"/></text:p>
      <text:p text:style-name="P70"><text:span text:style-name="T22">Priority </text:span><text:span text:style-name="T24">ceiling </text:span><text:span text:style-name="T27">-</text:span><text:span text:style-name="T22"> </text:span><text:span text:style-name="T23">algorithm </text:span><text:span text:style-name="T27">overview</text:span></text:p>
      <text:p text:style-name="P78"><text:span text:style-name="T71"/></text:p>
      <text:p text:style-name="P78"><text:span text:style-name="T71">Priority ceiling algorithm </text:span><text:span text:style-name="T72">requires</text:span><text:span text:style-name="T71"> each shared resource </text:span><text:span text:style-name="T72">be </text:span><text:span text:style-name="T71">assigned a predefined priority ceiling, which </text:span><text:span text:style-name="T72">can be</text:span><text:span text:style-name="T71"> determined </text:span><text:span text:style-name="T72">by static analysis. The ceiling priority must be higher than the highest priority of the tasks that have access to the resource. When a task acquires the resource its priority is temporarily raised to resource priority ceiling, preventing locks from being contended. </text:span><text:span text:style-name="T73">This approach also prevents any possible deadlock scenarios.</text:span></text:p>
      <text:p text:style-name="P77"><text:span text:style-name="T31"/></text:p>
      <text:p text:style-name="P74"><text:span text:style-name="T31"/></text:p>
      <text:p text:style-name="P72"><text:span text:style-name="T22">Priority </text:span><text:span text:style-name="T24">ceiling </text:span><text:span text:style-name="T27">–</text:span><text:span text:style-name="T22"> </text:span><text:span text:style-name="T27">implementation </text:span><text:span text:style-name="T28">(add pcMutex overview here)</text:span></text:p>
      <text:p text:style-name="P76"><text:span text:style-name="T31"/></text:p>
      <text:p text:style-name="P74"><text:span text:style-name="T31"/></text:p>
      <text:p text:style-name="P74"><text:span text:style-name="T31"/></text:p>
      <text:list xml:id="list18682474191" text:style-name="L1">
        <text:list-item>
          <text:p text:style-name="P91">Experimental results</text:p>
        </text:list-item>
      </text:list>
      <text:p text:style-name="P6"/>
      <text:p text:style-name="P16"/>
      <text:p text:style-name="P16">Problem 1</text:p>
      <text:p text:style-name="P7"/>
      <text:list xml:id="list1603820661" text:style-name="L3">
        <text:list-item>
          <text:p text:style-name="P92"><text:span text:style-name="T3">The Matlab script snippet 1 below </text:span><text:span text:style-name="T4">generates 3 signals using the coefficients obtained from the sample plot. The DFT of each signal is then found and plotted in the Fig.1</text:span><text:span text:style-name="T5">.</text:span></text:p>
          <text:p text:style-name="P93"/>
        </text:list-item>
      </text:list>
      <text:p text:style-name="P49"><text:span text:style-name="T35">Script snippet 1:<text:tab/></text:span><text:span text:style-name="T36">Magnitude of DFT for x1, x2 and x3</text:span></text:p>
      <text:p text:style-name="P30"/>
      <text:p text:style-name="P32">% <text:s/>Filename: <text:s/>lab4_problem1_part_a_sinc.m </text:p>
      <text:p text:style-name="P32"/>
      <text:p text:style-name="P41"/>
      <text:p text:style-name="P3"/>
      <text:p text:style-name="P18"/>
      <text:list xml:id="list1872333488" text:continue-numbering="true" text:style-name="L3">
        <text:list-item>
          <text:p text:style-name="P96"><text:span text:style-name="T8">The </text:span></text:p>
        </text:list-item>
      </text:list>
      <text:p text:style-name="P4"/>
      <text:p text:style-name="P48"><text:span text:style-name="T1">Script snippet </text:span><text:span text:style-name="T2">2</text:span><text:span text:style-name="T1">:<text:tab/></text:span><text:span text:style-name="T40">myfunct implementation</text:span></text:p>
      <text:p text:style-name="P22"/>
      <text:p text:style-name="P29">% <text:s/>Filename: <text:s/><text:span text:style-name="T37">myfunct</text:span>.m </text:p>
      <text:p text:style-name="P101"/>
      <text:p text:style-name="P105"/>
      <text:p text:style-name="P89"/>
      <text:p text:style-name="P107"><text:span text:style-name="T9">Script snippet </text:span><text:span text:style-name="T10">3</text:span><text:span text:style-name="T9">:<text:tab/></text:span><text:span text:style-name="T11">FIR filter design and implementation based on predefined </text:span><text:span text:style-name="T12">myfunct</text:span><text:span text:style-name="T11"> inputs</text:span></text:p>
      <text:p text:style-name="P23"/>
      <text:p text:style-name="P34">s(4) = subplot(4,1,4); </text:p>
      <text:p text:style-name="P34"/>
      <text:p text:style-name="P42"/>
      <text:p text:style-name="P90"><text:span text:style-name="T8"/></text:p>
      <text:p text:style-name="P62"/>
      <text:p text:style-name="P50"><text:span text:style-name="T13">Script snippet </text:span><text:span text:style-name="T14">4</text:span><text:span text:style-name="T13">:<text:tab/></text:span><text:span text:style-name="T14">x1[n] sampling rate conversion </text:span></text:p>
      <text:p text:style-name="P24"/>
      <text:p text:style-name="P98"/>
      <text:p text:style-name="P35">xlabel('-2 \leq 4\pi/\omega \leq 2');</text:p>
      <text:p text:style-name="P43"/>
      <text:p text:style-name="P58"/>
      <text:p text:style-name="P80"/>
      <text:p text:style-name="P19"><text:span text:style-name="T1">Fig.</text:span><text:span text:style-name="T41">3</text:span><text:span text:style-name="T1"><text:tab/></text:span><text:span text:style-name="T40"> </text:span><text:span text:style-name="T41">Plots of plots magnitudes of resampled X1 signal for each system</text:span></text:p>
      <text:p text:style-name="P20"/>
      <text:p text:style-name="P21"/>
      <text:p text:style-name="P51"><text:span text:style-name="T13">Script snippet </text:span><text:span text:style-name="T15">5</text:span><text:span text:style-name="T13">:<text:tab/></text:span><text:span text:style-name="T14">x</text:span><text:span text:style-name="T15">2</text:span><text:span text:style-name="T14">[n] sampling rate conversion </text:span></text:p>
      <text:p text:style-name="P25"/>
      <text:p text:style-name="P99"><text:span text:style-name="T38"/></text:p>
      <text:p text:style-name="P36">xlabel('-2 \leq 4\pi/\omega \leq 2');</text:p>
      <text:p text:style-name="P44"/>
      <text:p text:style-name="P59"/>
      <text:p text:style-name="P55"><text:span text:style-name="T1">Fig.</text:span><text:span text:style-name="T41">4</text:span><text:span text:style-name="T1"><text:tab/></text:span><text:span text:style-name="T41">Plots of plots magnitudes of resampled X2 signal for each system</text:span></text:p>
      <text:p text:style-name="P21"/>
      <text:p text:style-name="P52"><text:span text:style-name="T13">Script snippet </text:span><text:span text:style-name="T16">6</text:span><text:span text:style-name="T13">:<text:tab/></text:span><text:span text:style-name="T14">x</text:span><text:span text:style-name="T16">3</text:span><text:span text:style-name="T14">[n] sampling rate conversion </text:span></text:p>
      <text:p text:style-name="P26"/>
      <text:p text:style-name="P37">xlabel('-2 \leq 4\pi/\omega \leq 2');</text:p>
      <text:p text:style-name="P45"/>
      <text:p text:style-name="P95"><text:soft-page-break/></text:p>
      <text:p text:style-name="P56"><text:span text:style-name="T1">Fig.</text:span><text:span text:style-name="T42">5</text:span><text:span text:style-name="T1"><text:tab/></text:span><text:span text:style-name="T41">Plots of plots magnitudes of resampled X</text:span><text:span text:style-name="T42">3</text:span><text:span text:style-name="T41"> signal for each system</text:span></text:p>
      <text:p text:style-name="P88"><text:span text:style-name="T7"/></text:p>
      <text:p text:style-name="P75"/>
      <text:p text:style-name="P53"><text:span text:style-name="T13">Script snippet </text:span><text:span text:style-name="T16">6</text:span><text:span text:style-name="T13">:<text:tab/></text:span><text:span text:style-name="T14">x</text:span><text:span text:style-name="T16">3</text:span><text:span text:style-name="T14">[n] sampling rate conversion </text:span></text:p>
      <text:p text:style-name="P27"/>
      <text:p text:style-name="P38"/>
      <text:p text:style-name="P38">ylabel('|X(e^{ j\omega} )|'); xlabel('-1 \leq 2\pi/\omega \leq 1');</text:p>
      <text:p text:style-name="P46"/>
      <text:p text:style-name="P11"/>
      <text:p text:style-name="P60"/>
      <text:p text:style-name="P63"><text:span text:style-name="T18">Fig.</text:span><text:span text:style-name="T19">5</text:span><text:span text:style-name="T18"><text:tab/></text:span><text:span text:style-name="T20">Spectrum (FT) of the calculated signal</text:span></text:p>
      <text:p text:style-name="P61"/>
      <text:p text:style-name="P57"/>
      <text:list xml:id="list2143448334" text:style-name="L4">
        <text:list-item>
          <text:p text:style-name="P87"><text:span text:style-name="T6">Implementation of the LP and HP filters with 129 coefficients, gain = 1 and cut-off frequency </text:span><text:span text:style-name="T39">ωc</text:span><text:span text:style-name="T6"> = </text:span><text:span text:style-name="T39">π</text:span><text:span text:style-name="T6">/2 is accomplished by the script shown in snippet 7. The plot of both filters are shown in Fig.6.</text:span></text:p>
        </text:list-item>
      </text:list>
      <text:p text:style-name="P10"/>
      <text:p text:style-name="P10"/>
      <text:p text:style-name="P54"><text:span text:style-name="T13">Script snippet </text:span><text:span text:style-name="T17">7</text:span><text:span text:style-name="T13">:<text:tab/></text:span><text:span text:style-name="T14">x</text:span><text:span text:style-name="T16">3</text:span><text:span text:style-name="T14">[n] sampling rate conversion </text:span></text:p>
      <text:p text:style-name="P28"/>
      <text:p text:style-name="P39">% <text:s/>Filename: <text:s/>lab4_problem2_part_a.matlab </text:p>
      <text:p text:style-name="P102"/>
      <text:p text:style-name="P106"/>
      <text:p text:style-name="P12"/>
      <text:p text:style-name="P3"/>
      <text:p text:style-name="P17"/>
      <text:p text:style-name="P94"><text:span text:style-name="T43"/></text:p>
      <text:p text:style-name="P47"><text:span text:style-name="T1">Script snippet </text:span><text:span text:style-name="T44">8</text:span><text:span text:style-name="T1">:<text:tab/></text:span><text:span text:style-name="T32">Signal sampling and reconstruction</text:span></text:p>
      <text:p text:style-name="P31"/>
      <text:p text:style-name="P33">% <text:s/>Filename: <text:s/>lab4_part_c_x1.m </text:p>
      <text:p text:style-name="P33"/>
      <text:p text:style-name="P40"/>
      <text:p text:style-name="P8"/>
      <text:p text:style-name="P84">Fig.<text:span text:style-name="T45">7</text:span><text:tab/><text:span text:style-name="T45">Filtering + downsapling stage: G</text:span><text:span text:style-name="T46">L</text:span><text:span text:style-name="T45"> vs. G</text:span><text:span text:style-name="T46">H</text:span></text:p>
      <text:p text:style-name="P85"><text:span text:style-name="T46"/></text:p>
      <text:p text:style-name="P86"><text:span text:style-name="T56"/></text:p>
      <text:p text:style-name="P86"><text:span text:style-name="T21">Conclusion</text:span></text:p>
      <text:p text:style-name="P73"/>
      <text:p text:style-name="P13"/>
      <text:p text:style-name="P9"><text:span text:style-name="T29">The experiment allowed us to </text:span><text:span text:style-name="T30">learn how </text:span><text:span text:style-name="T33">use Matlab to </text:span><text:span text:style-name="T47">simulate a multirate system capable of converting signal sampling rate. We also learned how to design and implement filters that can applied during the resampling process in order to improve system;s performance and or signal qua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svg:font-family="'DejaVu Sans'" style:font-family-generic="swiss"/>
    <style:font-face style:name="Monospace" svg:font-family="Monospace"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Liberation Sans', 'DejaVu Sans', sans-serif" style:font-family-generic="swiss" style:font-pitch="variable"/>
    <style:font-face style:name="Arial2" svg:font-family="Arial, 'Liberation Sans', 'DejaVu Sans', sans-serif10" style:font-family-generic="swiss" style:font-pitch="variable"/>
    <style:font-face style:name="Bitstream Vera Sans" svg:font-family="'Bitstream Vera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language="en" fo:country="US" officeooo:rsid="001df9df" officeooo:paragraph-rsid="00439c0e" style:font-size-asian="10pt" style:font-size-complex="10pt"/>
    </style:style>
    <style:page-layout style:name="Mpm1">
      <style:page-layout-properties fo:page-width="21.59cm" fo:page-height="27.94cm" style:num-format="1" style:print-orientation="portrait" fo:margin-top="2cm" fo:margin-bottom="0.6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117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lder </meta:initial-creator>
    <meta:creation-date>2013-10-11T18:35:06</meta:creation-date>
    <dc:date>2013-11-24T23:48:15</dc:date>
    <dc:creator>zollder </dc:creator>
    <meta:editing-duration>P2DT7H42M10S</meta:editing-duration>
    <meta:editing-cycles>189</meta:editing-cycles>
    <meta:generator>LibreOffice/3.6$Linux_X86_64 LibreOffice_project/360m1$Build-2</meta:generator>
    <meta:document-statistic meta:table-count="0" meta:image-count="0" meta:object-count="0" meta:page-count="4" meta:paragraph-count="48" meta:word-count="971" meta:character-count="6425" meta:non-whitespace-character-count="5486"/>
  </office:meta>
</office:document-meta>
</file>